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45.83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218.52mm" svg:height="142.64mm" svg:x="238.77mm" svg:y="130.43mm">
            <loext:p draw:notify-on-update-of-ranges="Tabelle1.B1:Tabelle1.B1 Tabelle1.B2:Tabelle1.B101 Tabelle1.C1:Tabelle1.C1 Tabelle1.C2:Tabelle1.C101 Tabelle1.D1:Tabelle1.D1 Tabelle1.D2:Tabelle1.D101 Tabelle1.E1:Tabelle1.E1 Tabelle1.E2:Tabelle1.E101 Tabelle1.F1:Tabelle1.F1 Tabelle1.F2:Tabelle1.F101 Tabelle1.G1:Tabelle1.G1 Tabelle1.G2:Tabelle1.G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3.51mm" svg:height="104.38mm" svg:x="238.22mm" svg:y="21.52mm">
            <loext:p draw:notify-on-update-of-ranges="Tabelle1.H2:Tabelle1.H2 Tabelle1.I2:Tabelle1.N2 Tabelle1.H3:Tabelle1.H3 Tabelle1.I3:Tabelle1.N3 Tabelle1.H4:Tabelle1.H4 Tabelle1.I4:Tabelle1.N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urchläufe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BRUTEFORCEDIAGONAL</text:p>
          </table:table-cell>
          <table:table-cell office:value-type="string" calcext:value-type="string">
            <text:p>RANDSHOOT</text:p>
          </table:table-cell>
          <table:table-cell office:value-type="string" calcext:value-type="string">
            <text:p>RANDSHOOTIS</text:p>
          </table:table-cell>
          <table:table-cell office:value-type="string" calcext:value-type="string">
            <text:p>INTELLISTRAT</text:p>
          </table:table-cell>
          <table:table-cell office:value-type="string" calcext:value-type="string">
            <text:p>INTELLISTRATDIAGONAL</text:p>
          </table:table-cell>
          <table:table-cell/>
          <table:table-cell office:value-type="string" calcext:value-type="string">
            <text:p>Auswertung: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BRUTEFORCE</text:p>
          </table:table-cell>
          <table:table-cell office:value-type="string" calcext:value-type="string">
            <text:p>BRUTEFORCEDIAGONAL</text:p>
          </table:table-cell>
          <table:table-cell office:value-type="string" calcext:value-type="string">
            <text:p>RANDSHOOT</text:p>
          </table:table-cell>
          <table:table-cell office:value-type="string" calcext:value-type="string">
            <text:p>RANDSHOOTIS</text:p>
          </table:table-cell>
          <table:table-cell office:value-type="string" calcext:value-type="string">
            <text:p>INTELLISTRAT</text:p>
          </table:table-cell>
          <table:table-cell office:value-type="string" calcext:value-type="string">
            <text:p>INTELLISTRATDIAGO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85" calcext:value-type="float">
            <text:p>38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ttelwert</text:p>
          </table:table-cell>
          <table:table-cell table:formula="of:=AVERAGE([.B2:.B101])" office:value-type="float" office:value="96.91" calcext:value-type="float">
            <text:p>96,91</text:p>
          </table:table-cell>
          <table:table-cell table:formula="of:=AVERAGE([.C2:.C101])" office:value-type="float" office:value="97.11" calcext:value-type="float">
            <text:p>97,11</text:p>
          </table:table-cell>
          <table:table-cell table:formula="of:=AVERAGE([.D2:.D101])" office:value-type="float" office:value="388.57" calcext:value-type="float">
            <text:p>388,57</text:p>
          </table:table-cell>
          <table:table-cell table:formula="of:=AVERAGE([.E2:.E101])" office:value-type="float" office:value="98.02" calcext:value-type="float">
            <text:p>98,02</text:p>
          </table:table-cell>
          <table:table-cell table:formula="of:=AVERAGE([.F2:.F101])" office:value-type="float" office:value="69.61" calcext:value-type="float">
            <text:p>69,61</text:p>
          </table:table-cell>
          <table:table-cell table:formula="of:=AVERAGE([.G2:.G101])" office:value-type="float" office:value="56.28" calcext:value-type="float">
            <text:p>56,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andartabweichung</text:p>
          </table:table-cell>
          <table:table-cell table:formula="of:=STDEVP([.B2:.B101])" office:value-type="float" office:value="2.77162407263323" calcext:value-type="float">
            <text:p>2,7716240726</text:p>
          </table:table-cell>
          <table:table-cell table:formula="of:=STDEVP([.C2:.C101])" office:value-type="float" office:value="2.06346795468212" calcext:value-type="float">
            <text:p>2,0634679547</text:p>
          </table:table-cell>
          <table:table-cell table:formula="of:=STDEVP([.D2:.D101])" office:value-type="float" office:value="115.03106145733" calcext:value-type="float">
            <text:p>115,0310614573</text:p>
          </table:table-cell>
          <table:table-cell table:formula="of:=STDEVP([.E2:.E101])" office:value-type="float" office:value="2.20898166583609" calcext:value-type="float">
            <text:p>2,2089816658</text:p>
          </table:table-cell>
          <table:table-cell table:formula="of:=STDEVP([.F2:.F101])" office:value-type="float" office:value="4.36095173098717" calcext:value-type="float">
            <text:p>4,360951731</text:p>
          </table:table-cell>
          <table:table-cell table:formula="of:=STDEVP([.G2:.G101])" office:value-type="float" office:value="2.91231866388278" calcext:value-type="float">
            <text:p>2,9123186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24" calcext:value-type="float">
            <text:p>42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32" calcext:value-type="float">
            <text:p>232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87" calcext:value-type="float">
            <text:p>387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443" calcext:value-type="float">
            <text:p>44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77" calcext:value-type="float">
            <text:p>37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330" calcext:value-type="float">
            <text:p>330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23" calcext:value-type="float">
            <text:p>323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536" calcext:value-type="float">
            <text:p>536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325" calcext:value-type="float">
            <text:p>32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358" calcext:value-type="float">
            <text:p>358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394" calcext:value-type="float">
            <text:p>394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352" calcext:value-type="float">
            <text:p>352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571" calcext:value-type="float">
            <text:p>57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271" calcext:value-type="float">
            <text:p>271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432" calcext:value-type="float">
            <text:p>432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75" calcext:value-type="float">
            <text:p>375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59" calcext:value-type="float">
            <text:p>659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411" calcext:value-type="float">
            <text:p>41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53" calcext:value-type="float">
            <text:p>253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449" calcext:value-type="float">
            <text:p>449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577" calcext:value-type="float">
            <text:p>577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401" calcext:value-type="float">
            <text:p>401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33" calcext:value-type="float">
            <text:p>33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39" calcext:value-type="float">
            <text:p>239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483" calcext:value-type="float">
            <text:p>48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681" calcext:value-type="float">
            <text:p>681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97" calcext:value-type="float">
            <text:p>297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98" calcext:value-type="float">
            <text:p>498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317" calcext:value-type="float">
            <text:p>317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07" calcext:value-type="float">
            <text:p>607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406" calcext:value-type="float">
            <text:p>406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40" calcext:value-type="float">
            <text:p>340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419" calcext:value-type="float">
            <text:p>419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17" calcext:value-type="float">
            <text:p>317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465" calcext:value-type="float">
            <text:p>46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845" calcext:value-type="float">
            <text:p>845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33" calcext:value-type="float">
            <text:p>33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637" calcext:value-type="float">
            <text:p>637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509" calcext:value-type="float">
            <text:p>509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419" calcext:value-type="float">
            <text:p>41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07" calcext:value-type="float">
            <text:p>307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364" calcext:value-type="float">
            <text:p>364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423" calcext:value-type="float">
            <text:p>4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448" calcext:value-type="float">
            <text:p>448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01" calcext:value-type="float">
            <text:p>301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450" calcext:value-type="float">
            <text:p>45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589" calcext:value-type="float">
            <text:p>589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14" calcext:value-type="float">
            <text:p>41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411" calcext:value-type="float">
            <text:p>411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59" calcext:value-type="float">
            <text:p>259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49" calcext:value-type="float">
            <text:p>349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96" calcext:value-type="float">
            <text:p>396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390" calcext:value-type="float">
            <text:p>390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362" calcext:value-type="float">
            <text:p>36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416" calcext:value-type="float">
            <text:p>416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263" calcext:value-type="float">
            <text:p>26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405" calcext:value-type="float">
            <text:p>40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532" calcext:value-type="float">
            <text:p>53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461" calcext:value-type="float">
            <text:p>461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97" calcext:value-type="float">
            <text:p>29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466" calcext:value-type="float">
            <text:p>466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461" calcext:value-type="float">
            <text:p>461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267" calcext:value-type="float">
            <text:p>267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56" calcext:value-type="float">
            <text:p>656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442" calcext:value-type="float">
            <text:p>442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9">00.00.0000</text:date>, <text:time style:data-style-name="N2" text:time-value="10:42:11.9380952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4:14:10.302048262</meta:creation-date>
    <dc:date>2022-02-09T10:46:55.536424889</dc:date>
    <meta:editing-duration>PT5M46S</meta:editing-duration>
    <meta:editing-cycles>2</meta:editing-cycles>
    <meta:generator>LibreOffice/5.1.6.2$Linux_X86_64 LibreOffice_project/10m0$Build-2</meta:generator>
    <meta:document-statistic meta:table-count="1" meta:cell-count="7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53cm" svg:height="14.265cm" xlink:href=".." xlink:type="simple" chart:class="chart:line" chart:style-name="ch1">
        <chart:title svg:x="8.541cm" svg:y="0.421cm" chart:style-name="ch2">
          <text:p>Abgeschlossene Spiele</text:p>
        </chart:title>
        <chart:legend chart:legend-position="end" svg:x="16.355cm" svg:y="5.588cm" style:legend-expansion="high" chart:style-name="ch3"/>
        <chart:plot-area chart:style-name="ch4" table:cell-range-address="Tabelle1.B1:Tabelle1.G101" chart:data-source-has-labels="row" svg:x="1.448cm" svg:y="1.485cm" svg:width="14.47cm" svg:height="11.514cm">
          <chartooo:coordinate-region svg:x="2.255cm" svg:y="1.684cm" svg:width="13.663cm" svg:height="10.523cm"/>
          <chart:axis chart:dimension="x" chart:name="primary-x" chart:style-name="ch5">
            <chart:title svg:x="8.163cm" svg:y="13.284cm" chart:style-name="ch6">
              <text:p>Spiele</text:p>
            </chart:title>
          </chart:axis>
          <chart:axis chart:dimension="y" chart:name="primary-y" chart:style-name="ch5">
            <chart:title svg:x="0.451cm" svg:y="8.609cm" chart:style-name="ch7">
              <text:p>verwendete Treffer</text:p>
            </chart:title>
            <chart:grid chart:style-name="ch8" chart:class="major"/>
          </chart:axis>
          <chart:series chart:style-name="ch9" chart:values-cell-range-address="Tabelle1.B2:Tabelle1.B101" chart:label-cell-address="Tabelle1.B1:Tabelle1.B1" chart:class="chart:line">
            <chart:data-point chart:repeated="100"/>
          </chart:series>
          <chart:series chart:style-name="ch10" chart:values-cell-range-address="Tabelle1.C2:Tabelle1.C101" chart:label-cell-address="Tabelle1.C1:Tabelle1.C1" chart:class="chart:line">
            <chart:data-point chart:repeated="100"/>
          </chart:series>
          <chart:series chart:style-name="ch11" chart:values-cell-range-address="Tabelle1.D2:Tabelle1.D101" chart:label-cell-address="Tabelle1.D1:Tabelle1.D1" chart:class="chart:line">
            <chart:data-point chart:repeated="100"/>
          </chart:series>
          <chart:series chart:style-name="ch12" chart:values-cell-range-address="Tabelle1.E2:Tabelle1.E101" chart:label-cell-address="Tabelle1.E1:Tabelle1.E1" chart:class="chart:line">
            <chart:data-point chart:repeated="100"/>
          </chart:series>
          <chart:series chart:style-name="ch13" chart:values-cell-range-address="Tabelle1.F2:Tabelle1.F101" chart:label-cell-address="Tabelle1.F1:Tabelle1.F1" chart:class="chart:line">
            <chart:data-point chart:repeated="100"/>
          </chart:series>
          <chart:series chart:style-name="ch14" chart:values-cell-range-address="Tabelle1.G2:Tabelle1.G101" chart:label-cell-address="Tabelle1.G1:Tabelle1.G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  <draw:g>
                  <svg:desc>Tabelle1.B1:Tabelle1.B1</svg:desc>
                </draw:g>
              </table:table-cell>
              <table:table-cell office:value-type="string">
                <text:p>BRUTEFORCEDIAGONAL</text:p>
                <draw:g>
                  <svg:desc>Tabelle1.C1:Tabelle1.C1</svg:desc>
                </draw:g>
              </table:table-cell>
              <table:table-cell office:value-type="string">
                <text:p>RANDSHOOT</text:p>
                <draw:g>
                  <svg:desc>Tabelle1.D1:Tabelle1.D1</svg:desc>
                </draw:g>
              </table:table-cell>
              <table:table-cell office:value-type="string">
                <text:p>RANDSHOOTIS</text:p>
                <draw:g>
                  <svg:desc>Tabelle1.E1:Tabelle1.E1</svg:desc>
                </draw:g>
              </table:table-cell>
              <table:table-cell office:value-type="string">
                <text:p>INTELLISTRAT</text:p>
                <draw:g>
                  <svg:desc>Tabelle1.F1:Tabelle1.F1</svg:desc>
                </draw:g>
              </table:table-cell>
              <table:table-cell office:value-type="string">
                <text:p>INTELLISTRATDIAGONAL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Tabelle1.B2:Tabelle1.B101</svg:desc>
                </draw:g>
              </table:table-cell>
              <table:table-cell office:value-type="float" office:value="96">
                <text:p>96</text:p>
                <draw:g>
                  <svg:desc>Tabelle1.C2:Tabelle1.C101</svg:desc>
                </draw:g>
              </table:table-cell>
              <table:table-cell office:value-type="float" office:value="298">
                <text:p>298</text:p>
                <draw:g>
                  <svg:desc>Tabelle1.D2:Tabelle1.D101</svg:desc>
                </draw:g>
              </table:table-cell>
              <table:table-cell office:value-type="float" office:value="99">
                <text:p>99</text:p>
                <draw:g>
                  <svg:desc>Tabelle1.E2:Tabelle1.E101</svg:desc>
                </draw:g>
              </table:table-cell>
              <table:table-cell office:value-type="float" office:value="78">
                <text:p>78</text:p>
                <draw:g>
                  <svg:desc>Tabelle1.F2:Tabelle1.F101</svg:desc>
                </draw:g>
              </table:table-cell>
              <table:table-cell office:value-type="float" office:value="57">
                <text:p>57</text:p>
                <draw:g>
                  <svg:desc>Tabelle1.G2:Tabelle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385">
                <text:p>385</text:p>
              </table:table-cell>
              <table:table-cell office:value-type="float" office:value="96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39">
                <text:p>339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24">
                <text:p>424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28">
                <text:p>228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12">
                <text:p>312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232">
                <text:p>232</text:p>
              </table:table-cell>
              <table:table-cell office:value-type="float" office:value="96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87">
                <text:p>387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443">
                <text:p>443</text:p>
              </table:table-cell>
              <table:table-cell office:value-type="float" office:value="99">
                <text:p>99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77">
                <text:p>377</text:p>
              </table:table-cell>
              <table:table-cell office:value-type="float" office:value="99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330">
                <text:p>330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23">
                <text:p>323</text:p>
              </table:table-cell>
              <table:table-cell office:value-type="float" office:value="95">
                <text:p>95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536">
                <text:p>536</text:p>
              </table:table-cell>
              <table:table-cell office:value-type="float" office:value="97">
                <text:p>97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325">
                <text:p>325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347">
                <text:p>347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358">
                <text:p>358</text:p>
              </table:table-cell>
              <table:table-cell office:value-type="float" office:value="99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394">
                <text:p>394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286">
                <text:p>286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352">
                <text:p>352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571">
                <text:p>571</text:p>
              </table:table-cell>
              <table:table-cell office:value-type="float" office:value="93">
                <text:p>93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  <table:table-cell office:value-type="float" office:value="97">
                <text:p>97</text:p>
              </table:table-cell>
              <table:table-cell office:value-type="float" office:value="271">
                <text:p>271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26">
                <text:p>326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32">
                <text:p>432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375">
                <text:p>375</text:p>
              </table:table-cell>
              <table:table-cell office:value-type="float" office:value="99">
                <text:p>99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533">
                <text:p>533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659">
                <text:p>659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411">
                <text:p>411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253">
                <text:p>253</text:p>
              </table:table-cell>
              <table:table-cell office:value-type="float" office:value="96">
                <text:p>96</text:p>
              </table:table-cell>
              <table:table-cell office:value-type="float" office:value="69">
                <text:p>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449">
                <text:p>449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77">
                <text:p>577</text:p>
              </table:table-cell>
              <table:table-cell office:value-type="float" office:value="97">
                <text:p>97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401">
                <text:p>401</text:p>
              </table:table-cell>
              <table:table-cell office:value-type="float" office:value="99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33">
                <text:p>333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39">
                <text:p>239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483">
                <text:p>483</text:p>
              </table:table-cell>
              <table:table-cell office:value-type="float" office:value="96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81">
                <text:p>681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291">
                <text:p>291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97">
                <text:p>297</text:p>
              </table:table-cell>
              <table:table-cell office:value-type="float" office:value="99">
                <text:p>99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98">
                <text:p>498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607">
                <text:p>607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231">
                <text:p>231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406">
                <text:p>406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40">
                <text:p>340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250">
                <text:p>250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19">
                <text:p>419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271">
                <text:p>271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17">
                <text:p>317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04">
                <text:p>304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82">
                <text:p>382</text:p>
              </table:table-cell>
              <table:table-cell office:value-type="float" office:value="97">
                <text:p>97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325">
                <text:p>325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65">
                <text:p>465</text:p>
              </table:table-cell>
              <table:table-cell office:value-type="float" office:value="96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375">
                <text:p>37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83">
                <text:p>383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21">
                <text:p>321</text:p>
              </table:table-cell>
              <table:table-cell office:value-type="float" office:value="96">
                <text:p>96</text:p>
              </table:table-cell>
              <table:table-cell office:value-type="float" office:value="73">
                <text:p>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845">
                <text:p>845</text:p>
              </table:table-cell>
              <table:table-cell office:value-type="float" office:value="95">
                <text:p>95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333">
                <text:p>333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637">
                <text:p>637</text:p>
              </table:table-cell>
              <table:table-cell office:value-type="float" office:value="98">
                <text:p>98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">
                <text:p>99</text:p>
              </table:table-cell>
              <table:table-cell office:value-type="float" office:value="88">
                <text:p>88</text:p>
              </table:table-cell>
              <table:table-cell office:value-type="float" office:value="509">
                <text:p>509</text:p>
              </table:table-cell>
              <table:table-cell office:value-type="float" office:value="96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21">
                <text:p>321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19">
                <text:p>419</text:p>
              </table:table-cell>
              <table:table-cell office:value-type="float" office:value="96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07">
                <text:p>307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18">
                <text:p>418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364">
                <text:p>364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423">
                <text:p>423</text:p>
              </table:table-cell>
              <table:table-cell office:value-type="float" office:value="99">
                <text:p>9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448">
                <text:p>448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01">
                <text:p>301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50">
                <text:p>450</text:p>
              </table:table-cell>
              <table:table-cell office:value-type="float" office:value="95">
                <text:p>95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589">
                <text:p>589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235">
                <text:p>23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14">
                <text:p>414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411">
                <text:p>411</text:p>
              </table:table-cell>
              <table:table-cell office:value-type="float" office:value="97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243">
                <text:p>243</text:p>
              </table:table-cell>
              <table:table-cell office:value-type="float" office:value="97">
                <text:p>97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59">
                <text:p>259</text:p>
              </table:table-cell>
              <table:table-cell office:value-type="float" office:value="99">
                <text:p>99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  <table:table-cell office:value-type="float" office:value="413">
                <text:p>413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96">
                <text:p>396</text:p>
              </table:table-cell>
              <table:table-cell office:value-type="float" office:value="98">
                <text:p>98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390">
                <text:p>390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362">
                <text:p>362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416">
                <text:p>416</text:p>
              </table:table-cell>
              <table:table-cell office:value-type="float" office:value="99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263">
                <text:p>263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490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405">
                <text:p>40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32">
                <text:p>532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231">
                <text:p>231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52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61">
                <text:p>461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97">
                <text:p>297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466">
                <text:p>466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61">
                <text:p>461</text:p>
              </table:table-cell>
              <table:table-cell office:value-type="float" office:value="97">
                <text:p>97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67">
                <text:p>267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656">
                <text:p>656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74">
                <text:p>474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62">
                <text:p>362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442">
                <text:p>442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52cm" svg:height="10.439cm" xlink:href=".." xlink:type="simple" chart:class="chart:line" chart:style-name="ch1">
        <chart:title svg:x="6.214cm" svg:y="0.027cm" chart:style-name="ch2">
          <text:p>Mittelwert/Standartabweichung</text:p>
        </chart:title>
        <chart:legend chart:legend-position="end" svg:x="13.912cm" svg:y="4.671cm" style:legend-expansion="high" chart:style-name="ch3"/>
        <chart:plot-area chart:style-name="ch4" table:cell-range-address="Tabelle1.H2:Tabelle1.N4" chart:data-source-has-labels="both" svg:x="0.24cm" svg:y="0.909cm" svg:width="12.235cm" svg:height="9.431cm">
          <chartooo:coordinate-region svg:x="2.048cm" svg:y="1.108cm" svg:width="10.288cm" svg:height="5.764cm"/>
          <chart:axis chart:dimension="x" chart:name="primary-x" chart:style-name="ch5" chartooo:axis-type="auto">
            <chartooo:date-scale/>
            <chart:title svg:x="5.652cm" svg:y="9.879cm" chart:style-name="ch6">
              <text:p>Strategie</text:p>
            </chart:title>
            <chart:categories table:cell-range-address="Tabelle1.I2:Tabelle1.N2"/>
          </chart:axis>
          <chart:axis chart:dimension="y" chart:name="primary-y" chart:style-name="ch5">
            <chart:title svg:x="0cm" svg:y="6.144cm" chart:style-name="ch7">
              <text:p>Spiele</text:p>
            </chart:title>
            <chart:grid chart:style-name="ch8" chart:class="major"/>
          </chart:axis>
          <chart:series chart:style-name="ch9" chart:values-cell-range-address="Tabelle1.I3:Tabelle1.N3" chart:label-cell-address="Tabelle1.H3:Tabelle1.H3" chart:class="chart:line">
            <chart:data-point chart:repeated="6"/>
          </chart:series>
          <chart:series chart:style-name="ch10" chart:values-cell-range-address="Tabelle1.I4:Tabelle1.N4" chart:label-cell-address="Tabelle1.H4:Tabelle1.H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  <draw:g>
                  <svg:desc>Tabelle1.I2:Tabelle1.N2</svg:desc>
                </draw:g>
              </table:table-cell>
              <table:table-cell office:value-type="string">
                <text:p>BRUTEFORCEDIAGONAL</text:p>
              </table:table-cell>
              <table:table-cell office:value-type="string">
                <text:p>RANDSHOOT</text:p>
              </table:table-cell>
              <table:table-cell office:value-type="string">
                <text:p>RANDSHOOTIS</text:p>
              </table:table-cell>
              <table:table-cell office:value-type="string">
                <text:p>INTELLISTRAT</text:p>
              </table:table-cell>
              <table:table-cell office:value-type="string">
                <text:p>INTELLISTRATDIAGONAL</text:p>
              </table:table-cell>
            </table:table-row>
          </table:table-header-rows>
          <table:table-rows>
            <table:table-row>
              <table:table-cell office:value-type="string">
                <text:p>Mittelwert</text:p>
                <draw:g>
                  <svg:desc>Tabelle1.H3:Tabelle1.H3</svg:desc>
                </draw:g>
              </table:table-cell>
              <table:table-cell office:value-type="float" office:value="96.91">
                <text:p>96.91</text:p>
                <draw:g>
                  <svg:desc>Tabelle1.I3:Tabelle1.N3</svg:desc>
                </draw:g>
              </table:table-cell>
              <table:table-cell office:value-type="float" office:value="97.11">
                <text:p>97.11</text:p>
              </table:table-cell>
              <table:table-cell office:value-type="float" office:value="388.57">
                <text:p>388.57</text:p>
              </table:table-cell>
              <table:table-cell office:value-type="float" office:value="98.02">
                <text:p>98.02</text:p>
              </table:table-cell>
              <table:table-cell office:value-type="float" office:value="69.61">
                <text:p>69.61</text:p>
              </table:table-cell>
              <table:table-cell office:value-type="float" office:value="56.28">
                <text:p>56.28</text:p>
              </table:table-cell>
            </table:table-row>
            <table:table-row>
              <table:table-cell office:value-type="string">
                <text:p>Standartabweichung</text:p>
                <draw:g>
                  <svg:desc>Tabelle1.H4:Tabelle1.H4</svg:desc>
                </draw:g>
              </table:table-cell>
              <table:table-cell office:value-type="float" office:value="2.77162407263323">
                <text:p>2.77162407263323</text:p>
                <draw:g>
                  <svg:desc>Tabelle1.I4:Tabelle1.N4</svg:desc>
                </draw:g>
              </table:table-cell>
              <table:table-cell office:value-type="float" office:value="2.06346795468212">
                <text:p>2.06346795468212</text:p>
              </table:table-cell>
              <table:table-cell office:value-type="float" office:value="115.03106145733">
                <text:p>115.03106145733</text:p>
              </table:table-cell>
              <table:table-cell office:value-type="float" office:value="2.20898166583609">
                <text:p>2.20898166583609</text:p>
              </table:table-cell>
              <table:table-cell office:value-type="float" office:value="4.36095173098717">
                <text:p>4.36095173098717</text:p>
              </table:table-cell>
              <table:table-cell office:value-type="float" office:value="2.91231866388278">
                <text:p>2.91231866388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